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9811in"/>
    </style:style>
    <style:style style:name="co5" style:family="table-column">
      <style:table-column-properties fo:break-before="auto" style:column-width="2.4429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4772in"/>
    </style:style>
    <style:style style:name="co8" style:family="table-column">
      <style:table-column-properties fo:break-before="auto" style:column-width="3.9528in"/>
    </style:style>
    <style:style style:name="co9" style:family="table-column">
      <style:table-column-properties fo:break-before="auto" style:column-width="1.8555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3.92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Hyperlink" style:data-style-name="N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6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7" style:family="table-cell" style:parent-style-name="Excel_5f_BuiltIn_5f_Hyperlink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0000ff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1" style:font-name-asian="Calibri1" style:font-name-complex="Calibri1"/>
    </style:style>
    <style:style style:name="ce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1012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Short URL</text:p>
          </table:table-cell>
          <table:table-cell office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office:value-type="string">
            <text:p>msoxl:=(B2*0.0328)</text:p>
          </table:table-cell>
          <table:table-cell office:value-type="string">
            <text:p>msoxl:=(1440-C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 xlink:type="simple">http://www.cs.rit.edu/~robotlab/Office3675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office:value-type="string">
            <text:p><text:a xlink:href="http://bit.ly/1qkBPed" xlink:type="simple">http://bit.ly/1qkBPed</text:a></text:p>
          </table:table-cell>
          <table:table-cell table:number-columns-repeated="1015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office:value-type="string">
            <text:p>msoxl:=(B3*0.0328)</text:p>
          </table:table-cell>
          <table:table-cell office:value-type="string">
            <text:p>msoxl:=(1440-C3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 xlink:type="simple">http://www.cs.rit.edu/~robotlab/Office3673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style-name="ce9" office:value-type="string">
            <text:p><text:a xlink:href="http://bit.ly/1qkBNmC" xlink:type="simple">http://bit.ly/1qkBNmC</text:a></text:p>
          </table:table-cell>
          <table:table-cell table:number-columns-repeated="1015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office:value-type="string">
            <text:p>msoxl:=(B4*0.0328)</text:p>
          </table:table-cell>
          <table:table-cell office:value-type="string">
            <text:p>msoxl:=(1440-C4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 xlink:type="simple">http://www.cs.rit.edu/~robotlab/Office3671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style-name="ce9" office:value-type="string">
            <text:p><text:a xlink:href="http://bit.ly/1qkBNmB" xlink:type="simple">http://bit.ly/1qkBNmB</text:a></text:p>
          </table:table-cell>
          <table:table-cell table:number-columns-repeated="1015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office:value-type="string">
            <text:p>msoxl:=(B5*0.0328)</text:p>
          </table:table-cell>
          <table:table-cell office:value-type="string">
            <text:p>msoxl:=(1440-C5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 xlink:type="simple">http://www.cs.rit.edu/~robotlab/Office3669</text:a></text:p>
          </table:table-cell>
          <table:table-cell table:style-name="ce8" office:value-type="string">
            <text:p><text:a xlink:href="http://www.cs.rit.edu/~tmh" xlink:type="simple">http://www.cs.rit.edu/~tmh</text:a></text:p>
          </table:table-cell>
          <table:table-cell table:style-name="ce9" office:value-type="string">
            <text:p><text:a xlink:href="http://bit.ly/1q4fFut" xlink:type="simple">http://bit.ly/1q4fFut</text:a></text:p>
          </table:table-cell>
          <table:table-cell table:number-columns-repeated="1015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office:value-type="string">
            <text:p>msoxl:=(B6*0.0328)</text:p>
          </table:table-cell>
          <table:table-cell office:value-type="string">
            <text:p>msoxl:=(1440-C6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 xlink:type="simple">http://www.cs.rit.edu/~robotlab/Office3659</text:a></text:p>
          </table:table-cell>
          <table:table-cell office:value-type="string">
            <text:p><text:a xlink:href="http://www.cs.rit.edu/~jsb" xlink:type="simple">http://www.cs.rit.edu/~jsb</text:a></text:p>
          </table:table-cell>
          <table:table-cell table:style-name="ce9" office:value-type="string">
            <text:p><text:a xlink:href="http://bit.ly/1q4fGyA" xlink:type="simple">http://bit.ly/1q4fGyA</text:a></text:p>
          </table:table-cell>
          <table:table-cell table:number-columns-repeated="1015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office:value-type="string">
            <text:p>msoxl:=(B7*0.0328)</text:p>
          </table:table-cell>
          <table:table-cell office:value-type="string">
            <text:p>msoxl:=(1440-C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 xlink:type="simple">http://www.cs.rit.edu/~robotlab/Office3657</text:a></text:p>
          </table:table-cell>
          <table:table-cell office:value-type="string">
            <text:p><text:a xlink:href="http://www.cs.rit.edu/~spr" xlink:type="simple">http://www.cs.rit.edu/~spr</text:a></text:p>
          </table:table-cell>
          <table:table-cell table:style-name="ce9" office:value-type="string">
            <text:p><text:a xlink:href="http://bit.ly/1q4fGOZ" xlink:type="simple">http://bit.ly/1q4fGOZ</text:a></text:p>
          </table:table-cell>
          <table:table-cell table:number-columns-repeated="1015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office:value-type="string">
            <text:p>msoxl:=(B8*0.0328)</text:p>
          </table:table-cell>
          <table:table-cell office:value-type="string">
            <text:p>msoxl:=(1440-C8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 xlink:type="simple">http://www.cs.rit.edu/~robotlab/Office3655</text:a></text:p>
          </table:table-cell>
          <table:table-cell office:value-type="string">
            <text:p><text:a xlink:href="http://www.cs.rit.edu/~xl" xlink:type="simple">http://www.cs.rit.edu/~xl</text:a></text:p>
          </table:table-cell>
          <table:table-cell table:style-name="ce9" office:value-type="string">
            <text:p><text:a xlink:href="http://bit.ly/1q4fGPg" xlink:type="simple">http://bit.ly/1q4fGPg</text:a></text:p>
          </table:table-cell>
          <table:table-cell table:number-columns-repeated="1015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office:value-type="string">
            <text:p>msoxl:=(B9*0.0328)</text:p>
          </table:table-cell>
          <table:table-cell office:value-type="string">
            <text:p>msoxl:=(1440-C9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 xlink:type="simple">http://www.cs.rit.edu/~robotlab/Office3651</text:a></text:p>
          </table:table-cell>
          <table:table-cell office:value-type="string">
            <text:p><text:a xlink:href="http://www.cs.rit.edu/~zjb" xlink:type="simple">http://www.cs.rit.edu/~zjb</text:a></text:p>
          </table:table-cell>
          <table:table-cell table:style-name="ce9" office:value-type="string">
            <text:p><text:a xlink:href="http://bit.ly/1qkBOXY" xlink:type="simple">http://bit.ly/1qkBOXY</text:a></text:p>
          </table:table-cell>
          <table:table-cell table:number-columns-repeated="1015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office:value-type="string">
            <text:p>msoxl:=(B10*0.0328)</text:p>
          </table:table-cell>
          <table:table-cell office:value-type="string">
            <text:p>msoxl:=(1440-C10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 xlink:type="simple">http://www.cs.rit.edu/~robotlab/Office3647</text:a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style-name="ce9" office:value-type="string">
            <text:p><text:a xlink:href="http://bit.ly/1q4fGP7" xlink:type="simple">http://bit.ly/1q4fGP7</text:a></text:p>
          </table:table-cell>
          <table:table-cell table:number-columns-repeated="1015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office:value-type="string">
            <text:p>msoxl:=(B11*0.0328)</text:p>
          </table:table-cell>
          <table:table-cell office:value-type="string">
            <text:p>msoxl:=(1440-C11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 xlink:type="simple">http://www.cs.rit.edu/~robotlab/Office3645</text:a></text:p>
          </table:table-cell>
          <table:table-cell office:value-type="string">
            <text:p><text:a xlink:href="http://www.cs.rit.edu/~ib" xlink:type="simple">http://www.cs.rit.edu/~ib</text:a></text:p>
          </table:table-cell>
          <table:table-cell table:style-name="ce9" office:value-type="string">
            <text:p><text:a xlink:href="http://bit.ly/1q4fFdW" xlink:type="simple">http://bit.ly/1q4fFdW</text:a></text:p>
          </table:table-cell>
          <table:table-cell table:number-columns-repeated="1015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office:value-type="string">
            <text:p>msoxl:=(B12*0.0328)</text:p>
          </table:table-cell>
          <table:table-cell office:value-type="string">
            <text:p>msoxl:=(1440-C1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 xlink:type="simple">http://www.cs.rit.edu/~robotlab/Office3637</text:a></text:p>
          </table:table-cell>
          <table:table-cell office:value-type="string">
            <text:p><text:a xlink:href="http://www.cs.rit.edu/~sps" xlink:type="simple">http://www.cs.rit.edu/~sps</text:a></text:p>
          </table:table-cell>
          <table:table-cell table:style-name="ce9" office:value-type="string">
            <text:p><text:a xlink:href="http://bit.ly/1q4fEXF" xlink:type="simple">http://bit.ly/1q4fEXF</text:a></text:p>
          </table:table-cell>
          <table:table-cell table:number-columns-repeated="1015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office:value-type="string">
            <text:p>msoxl:=(B13*0.0328)</text:p>
          </table:table-cell>
          <table:table-cell office:value-type="string">
            <text:p>msoxl:=(1440-C13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 xlink:type="simple">http://www.cs.rit.edu/~robotlab/Office3635</text:a></text:p>
          </table:table-cell>
          <table:table-cell office:value-type="string">
            <text:p><text:a xlink:href="http://www.cs.rit.edu/~ark" xlink:type="simple">http://www.cs.rit.edu/~ark</text:a></text:p>
          </table:table-cell>
          <table:table-cell table:style-name="ce9" office:value-type="string">
            <text:p><text:a xlink:href="http://bit.ly/1q4fGyE" xlink:type="simple">http://bit.ly/1q4fGyE</text:a></text:p>
          </table:table-cell>
          <table:table-cell table:number-columns-repeated="1015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office:value-type="string">
            <text:p>msoxl:=(B14*0.0328)</text:p>
          </table:table-cell>
          <table:table-cell office:value-type="string">
            <text:p>msoxl:=(1440-C14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 xlink:type="simple">http://www.cs.rit.edu/~robotlab/Office3627</text:a></text:p>
          </table:table-cell>
          <table:table-cell office:value-type="string">
            <text:p><text:a xlink:href="http://www.cs.rit.edu/~rlc" xlink:type="simple">http://www.cs.rit.edu/~rlc</text:a></text:p>
          </table:table-cell>
          <table:table-cell table:style-name="ce9" office:value-type="string">
            <text:p><text:a xlink:href="http://bit.ly/1qkBN6n" xlink:type="simple">http://bit.ly/1qkBN6n</text:a></text:p>
          </table:table-cell>
          <table:table-cell table:number-columns-repeated="1015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office:value-type="string">
            <text:p>msoxl:=(B15*0.0328)</text:p>
          </table:table-cell>
          <table:table-cell office:value-type="string">
            <text:p>msoxl:=(1440-C15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 xlink:type="simple">http://www.cs.rit.edu/~robotlab/Office3625</text:a></text:p>
          </table:table-cell>
          <table:table-cell office:value-type="string">
            <text:p><text:a xlink:href="http://www.cs.rit.edu/~eh" xlink:type="simple">http://www.cs.rit.edu/~eh</text:a></text:p>
          </table:table-cell>
          <table:table-cell table:style-name="ce9" office:value-type="string">
            <text:p><text:a xlink:href="http://bit.ly/1q4fFe0" xlink:type="simple">http://bit.ly/1q4fFe0</text:a></text:p>
          </table:table-cell>
          <table:table-cell table:number-columns-repeated="1015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office:value-type="string">
            <text:p>msoxl:=(B16*0.0328)</text:p>
          </table:table-cell>
          <table:table-cell office:value-type="string">
            <text:p>msoxl:=(1440-C16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 xlink:type="simple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style-name="ce9" office:value-type="string">
            <text:p><text:a xlink:href="http://bit.ly/1q4fFdU" xlink:type="simple">http://bit.ly/1q4fFdU</text:a></text:p>
          </table:table-cell>
          <table:table-cell table:number-columns-repeated="1015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office:value-type="string">
            <text:p>msoxl:=(B17*0.0328)</text:p>
          </table:table-cell>
          <table:table-cell office:value-type="string">
            <text:p>msoxl:=(1440-C1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 xlink:type="simple">http://www.cs.rit.edu/~robotlab/Office3619</text:a></text:p>
          </table:table-cell>
          <table:table-cell office:value-type="string">
            <text:p><text:a xlink:href="http://www.cs.rit.edu/~rkr" xlink:type="simple">http://www.cs.rit.edu/~rkr</text:a></text:p>
          </table:table-cell>
          <table:table-cell table:style-name="ce9" office:value-type="string">
            <text:p><text:a xlink:href="http://bit.ly/1q4fGyH" xlink:type="simple">http://bit.ly/1q4fGyH</text:a></text:p>
          </table:table-cell>
          <table:table-cell table:number-columns-repeated="1015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office:value-type="string">
            <text:p>msoxl:=(B18*0.0328)</text:p>
          </table:table-cell>
          <table:table-cell office:value-type="string">
            <text:p>msoxl:=(1440-C18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 xlink:type="simple">http://www.cs.rit.edu/~robotlab/Office3617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style-name="ce9" office:value-type="string">
            <text:p><text:a xlink:href="http://bit.ly/1qkBPee" xlink:type="simple">http://bit.ly/1qkBPee</text:a></text:p>
          </table:table-cell>
          <table:table-cell table:number-columns-repeated="1015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office:value-type="string">
            <text:p>msoxl:=(B19*0.0328)</text:p>
          </table:table-cell>
          <table:table-cell office:value-type="string">
            <text:p>msoxl:=(1440-C19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 xlink:type="simple">http://www.cs.rit.edu/~robotlab/Office3615</text:a></text:p>
          </table:table-cell>
          <table:table-cell office:value-type="string">
            <text:p>http://www.cs.rit.edu/~pga/</text:p>
          </table:table-cell>
          <table:table-cell table:style-name="ce9" office:value-type="string">
            <text:p><text:a xlink:href="http://bit.ly/1q4fFe1" xlink:type="simple">http://bit.ly/1q4fFe1</text:a></text:p>
          </table:table-cell>
          <table:table-cell table:number-columns-repeated="1015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office:value-type="string">
            <text:p>msoxl:=(B20*0.0328)</text:p>
          </table:table-cell>
          <table:table-cell office:value-type="string">
            <text:p>msoxl:=(1440-C20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 xlink:type="simple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style-name="ce9" office:value-type="string">
            <text:p><text:a xlink:href="http://bit.ly/1qkBPec" xlink:type="simple">http://bit.ly/1qkBPec</text:a></text:p>
          </table:table-cell>
          <table:table-cell table:number-columns-repeated="1015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office:value-type="string">
            <text:p>msoxl:=(B21*0.0328)</text:p>
          </table:table-cell>
          <table:table-cell office:value-type="string">
            <text:p>msoxl:=(1440-C21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 xlink:type="simple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style-name="ce9" office:value-type="string">
            <text:p><text:a xlink:href="http://bit.ly/1q4fGyD" xlink:type="simple">http://bit.ly/1q4fGyD</text:a></text:p>
          </table:table-cell>
          <table:table-cell table:number-columns-repeated="1015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office:value-type="string">
            <text:p>msoxl:=(B22*0.0328)</text:p>
          </table:table-cell>
          <table:table-cell office:value-type="string">
            <text:p>msoxl:=(1440-C22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 xlink:type="simple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style-name="ce9" office:value-type="string">
            <text:p><text:a xlink:href="http://bit.ly/1q4fFdS" xlink:type="simple">http://bit.ly/1q4fFdS</text:a></text:p>
          </table:table-cell>
          <table:table-cell table:number-columns-repeated="1015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office:value-type="string">
            <text:p>msoxl:=(B23*0.0328)</text:p>
          </table:table-cell>
          <table:table-cell office:value-type="string">
            <text:p>msoxl:=(1440-C23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 xlink:type="simple">http://www.cs.rit.edu/~robotlab/Office3569</text:a></text:p>
          </table:table-cell>
          <table:table-cell office:value-type="string">
            <text:p>http://www.rit.edu/emcs/oce/</text:p>
          </table:table-cell>
          <table:table-cell table:style-name="ce9" office:value-type="string">
            <text:p><text:a xlink:href="http://bit.ly/1q4fH5C" xlink:type="simple">http://bit.ly/1q4fH5C</text:a></text:p>
          </table:table-cell>
          <table:table-cell table:number-columns-repeated="1015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office:value-type="string">
            <text:p>msoxl:=(B24*0.0328)</text:p>
          </table:table-cell>
          <table:table-cell office:value-type="string">
            <text:p>msoxl:=(1440-C2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 xlink:type="simple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style-name="ce9" office:value-type="string">
            <text:p><text:a xlink:href="http://bit.ly/1q4fGP3" xlink:type="simple">http://bit.ly/1q4fGP3</text:a></text:p>
          </table:table-cell>
          <table:table-cell table:number-columns-repeated="1015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office:value-type="string">
            <text:p>msoxl:=(B25*0.0328)</text:p>
          </table:table-cell>
          <table:table-cell office:value-type="string">
            <text:p>msoxl:=(1440-C2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 xlink:type="simple">http://www.cs.rit.edu/~robotlab/Office3557</text:a></text:p>
          </table:table-cell>
          <table:table-cell office:value-type="string">
            <text:p><text:a xlink:href="http://www.cs.rit.edu/~mr" xlink:type="simple">http://www.cs.rit.edu/~mr</text:a></text:p>
          </table:table-cell>
          <table:table-cell table:style-name="ce9" office:value-type="string">
            <text:p><text:a xlink:href="http://bit.ly/1q4fEXE" xlink:type="simple">http://bit.ly/1q4fEXE</text:a></text:p>
          </table:table-cell>
          <table:table-cell table:number-columns-repeated="1015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office:value-type="string">
            <text:p>msoxl:=(B26*0.0328)</text:p>
          </table:table-cell>
          <table:table-cell office:value-type="string">
            <text:p>msoxl:=(1440-C2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 xlink:type="simple">http://www.cs.rit.edu/~robotlab/Office3555</text:a></text:p>
          </table:table-cell>
          <table:table-cell office:value-type="string">
            <text:p><text:a xlink:href="http://www.cs.rit.edu/~mtf" xlink:type="simple">http://www.cs.rit.edu/~mtf</text:a></text:p>
          </table:table-cell>
          <table:table-cell table:style-name="ce9" office:value-type="string">
            <text:p><text:a xlink:href="http://bit.ly/1q4fGyC" xlink:type="simple">http://bit.ly/1q4fGyC</text:a></text:p>
          </table:table-cell>
          <table:table-cell table:number-columns-repeated="1015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office:value-type="string">
            <text:p>msoxl:=(B27*0.0328)</text:p>
          </table:table-cell>
          <table:table-cell office:value-type="string">
            <text:p>msoxl:=(1440-C2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 xlink:type="simple">http://www.cs.rit.edu/~robotlab/Office3551</text:a></text:p>
          </table:table-cell>
          <table:table-cell office:value-type="string">
            <text:p><text:a xlink:href="http://www.cs.rit.edu/~rlaz" xlink:type="simple">http://www.cs.rit.edu/~rlaz</text:a></text:p>
          </table:table-cell>
          <table:table-cell table:style-name="ce9" office:value-type="string">
            <text:p><text:a xlink:href="http://bit.ly/1qkBPei" xlink:type="simple">http://bit.ly/1qkBPei</text:a></text:p>
          </table:table-cell>
          <table:table-cell table:number-columns-repeated="1015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office:value-type="string">
            <text:p>msoxl:=(B28*0.0328)</text:p>
          </table:table-cell>
          <table:table-cell office:value-type="string">
            <text:p>msoxl:=(1440-C2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 xlink:type="simple">http://www.cs.rit.edu/~robotlab/Office3547</text:a></text:p>
          </table:table-cell>
          <table:table-cell office:value-type="string">
            <text:p><text:a xlink:href="http://www.cs.rit.edu/~jmk" xlink:type="simple">http://www.cs.rit.edu/~jmk</text:a></text:p>
          </table:table-cell>
          <table:table-cell table:style-name="ce9" office:value-type="string">
            <text:p><text:a xlink:href="http://bit.ly/1q4fGP4" xlink:type="simple">http://bit.ly/1q4fGP4</text:a></text:p>
          </table:table-cell>
          <table:table-cell table:number-columns-repeated="1015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office:value-type="string">
            <text:p>msoxl:=(B29*0.0328)</text:p>
          </table:table-cell>
          <table:table-cell office:value-type="string">
            <text:p>msoxl:=(1440-C2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 xlink:type="simple">http://www.cs.rit.edu/~robotlab/Office3545</text:a></text:p>
          </table:table-cell>
          <table:table-cell office:value-type="string">
            <text:p><text:a xlink:href="http://www.cs.rit.edu/~rwd" xlink:type="simple">http://www.cs.rit.edu/~rwd</text:a></text:p>
          </table:table-cell>
          <table:table-cell table:style-name="ce9" office:value-type="string">
            <text:p><text:a xlink:href="http://bit.ly/1q4fFuu" xlink:type="simple">http://bit.ly/1q4fFuu</text:a></text:p>
          </table:table-cell>
          <table:table-cell table:number-columns-repeated="1015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office:value-type="string">
            <text:p>msoxl:=(B30*0.0328)</text:p>
          </table:table-cell>
          <table:table-cell office:value-type="string">
            <text:p>msoxl:=(1440-C30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 xlink:type="simple">http://www.cs.rit.edu/~robotlab/Office3537</text:a></text:p>
          </table:table-cell>
          <table:table-cell office:value-type="string">
            <text:p><text:a xlink:href="http://www.cs.rit.edu/~fxk" xlink:type="simple">http://www.cs.rit.edu/~fxk</text:a></text:p>
          </table:table-cell>
          <table:table-cell table:style-name="ce9" office:value-type="string">
            <text:p><text:a xlink:href="http://bit.ly/1q4fGPe" xlink:type="simple">http://bit.ly/1q4fGPe</text:a></text:p>
          </table:table-cell>
          <table:table-cell table:number-columns-repeated="1015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office:value-type="string">
            <text:p>msoxl:=(B31*0.0328)</text:p>
          </table:table-cell>
          <table:table-cell office:value-type="string">
            <text:p>msoxl:=(1440-C31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 xlink:type="simple">http://www.cs.rit.edu/~robotlab/Office3535</text:a></text:p>
          </table:table-cell>
          <table:table-cell office:value-type="string">
            <text:p><text:a xlink:href="http://www.cs.rit.edu/~bks" xlink:type="simple">http://www.cs.rit.edu/~bks</text:a></text:p>
          </table:table-cell>
          <table:table-cell table:style-name="ce9" office:value-type="string">
            <text:p><text:a xlink:href="http://bit.ly/1q4fGyF" xlink:type="simple">http://bit.ly/1q4fGyF</text:a></text:p>
          </table:table-cell>
          <table:table-cell table:number-columns-repeated="1015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office:value-type="string">
            <text:p>msoxl:=(B32*0.0328)</text:p>
          </table:table-cell>
          <table:table-cell office:value-type="string">
            <text:p>msoxl:=(1440-C32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 xlink:type="simple">http://www.cs.rit.edu/~robotlab/Office3527</text:a></text:p>
          </table:table-cell>
          <table:table-cell office:value-type="string">
            <text:p><text:a xlink:href="http://www.cs.rit.edu/~jmg" xlink:type="simple">http://www.cs.rit.edu/~jmg</text:a></text:p>
          </table:table-cell>
          <table:table-cell table:style-name="ce9" office:value-type="string">
            <text:p><text:a xlink:href="http://bit.ly/1q4fGie" xlink:type="simple">http://bit.ly/1q4fGie</text:a></text:p>
          </table:table-cell>
          <table:table-cell table:number-columns-repeated="1015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office:value-type="string">
            <text:p>msoxl:=(B33*0.0328)</text:p>
          </table:table-cell>
          <table:table-cell office:value-type="string">
            <text:p>msoxl:=(1440-C33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 xlink:type="simple">http://www.cs.rit.edu/~robotlab/Office3525</text:a></text:p>
          </table:table-cell>
          <table:table-cell office:value-type="string">
            <text:p><text:a xlink:href="http://www.cs.rit.edu/~atd" xlink:type="simple">http://www.cs.rit.edu/~atd</text:a></text:p>
          </table:table-cell>
          <table:table-cell table:style-name="ce9" office:value-type="string">
            <text:p><text:a xlink:href="http://bit.ly/1q4fGP5" xlink:type="simple">http://bit.ly/1q4fGP5</text:a></text:p>
          </table:table-cell>
          <table:table-cell table:number-columns-repeated="1015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office:value-type="string">
            <text:p>msoxl:=(B34*0.0328)</text:p>
          </table:table-cell>
          <table:table-cell office:value-type="string">
            <text:p>msoxl:=(1440-C3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 xlink:type="simple">http://www.cs.rit.edu/~robotlab/Office3521</text:a></text:p>
          </table:table-cell>
          <table:table-cell office:value-type="string">
            <text:p><text:a xlink:href="http://www.cs.rit.edu/~lr" xlink:type="simple">http://www.cs.rit.edu/~lr</text:a></text:p>
          </table:table-cell>
          <table:table-cell table:style-name="ce9" office:value-type="string">
            <text:p><text:a xlink:href="http://bit.ly/1q4fGic" xlink:type="simple">http://bit.ly/1q4fGic</text:a></text:p>
          </table:table-cell>
          <table:table-cell table:number-columns-repeated="1015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office:value-type="string">
            <text:p>msoxl:=(B35*0.0328)</text:p>
          </table:table-cell>
          <table:table-cell office:value-type="string">
            <text:p>msoxl:=(1440-C3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 xlink:type="simple">http://www.cs.rit.edu/~robotlab/Office3519</text:a></text:p>
          </table:table-cell>
          <table:table-cell office:value-type="string">
            <text:p><text:a xlink:href="http://www.cs.rit.edu/~cmh" xlink:type="simple">http://www.cs.rit.edu/~cmh</text:a></text:p>
          </table:table-cell>
          <table:table-cell table:style-name="ce9" office:value-type="string">
            <text:p><text:a xlink:href="http://bit.ly/1q4fEXu" xlink:type="simple">http://bit.ly/1q4fEXu</text:a></text:p>
          </table:table-cell>
          <table:table-cell table:number-columns-repeated="1015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office:value-type="string">
            <text:p>msoxl:=(B36*0.0328)</text:p>
          </table:table-cell>
          <table:table-cell office:value-type="string">
            <text:p>msoxl:=(1440-C3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 xlink:type="simple">http://www.cs.rit.edu/~robotlab/Office3517</text:a></text:p>
          </table:table-cell>
          <table:table-cell office:value-type="string">
            <text:p><text:a xlink:href="http://www.cs.rit.edu/~rjb" xlink:type="simple">http://www.cs.rit.edu/~rjb</text:a></text:p>
          </table:table-cell>
          <table:table-cell table:style-name="ce9" office:value-type="string">
            <text:p><text:a xlink:href="http://bit.ly/1q4fEXr" xlink:type="simple">http://bit.ly/1q4fEXr</text:a></text:p>
          </table:table-cell>
          <table:table-cell table:number-columns-repeated="1015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office:value-type="string">
            <text:p>msoxl:=(B37*0.0328)</text:p>
          </table:table-cell>
          <table:table-cell office:value-type="string">
            <text:p>msoxl:=(1440-C3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 xlink:type="simple">http://www.cs.rit.edu/~robotlab/Office3515</text:a></text:p>
          </table:table-cell>
          <table:table-cell office:value-type="string">
            <text:p><text:a xlink:href="http://www.cs.rit.edu/~jeh" xlink:type="simple">http://www.cs.rit.edu/~jeh</text:a></text:p>
          </table:table-cell>
          <table:table-cell table:style-name="ce9" office:value-type="string">
            <text:p><text:a xlink:href="http://bit.ly/1qkBNmD" xlink:type="simple">http://bit.ly/1qkBNmD</text:a></text:p>
          </table:table-cell>
          <table:table-cell table:number-columns-repeated="1015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office:value-type="string">
            <text:p>msoxl:=(B38*0.0328)</text:p>
          </table:table-cell>
          <table:table-cell office:value-type="string">
            <text:p>msoxl:=(1440-C3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 xlink:type="simple">http://www.cs.rit.edu/~robotlab/Office3511</text:a></text:p>
          </table:table-cell>
          <table:table-cell office:value-type="string">
            <text:p><text:a xlink:href="http://www.cs.rit.edu/~paw" xlink:type="simple">http://www.cs.rit.edu/~paw</text:a></text:p>
          </table:table-cell>
          <table:table-cell table:style-name="ce9" office:value-type="string">
            <text:p><text:a xlink:href="http://bit.ly/1q4fFe5" xlink:type="simple">http://bit.ly/1q4fFe5</text:a></text:p>
          </table:table-cell>
          <table:table-cell table:number-columns-repeated="1015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office:value-type="string">
            <text:p>msoxl:=(B39*0.0328)</text:p>
          </table:table-cell>
          <table:table-cell office:value-type="string">
            <text:p>msoxl:=(1440-C3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 xlink:type="simple">http://www.cs.rit.edu/~robotlab/Office3509</text:a></text:p>
          </table:table-cell>
          <table:table-cell office:value-type="string">
            <text:p><text:a xlink:href="http://www.cs.rit.edu/~anh" xlink:type="simple">http://www.cs.rit.edu/~anh</text:a></text:p>
          </table:table-cell>
          <table:table-cell table:style-name="ce9" office:value-type="string">
            <text:p><text:a xlink:href="http://bit.ly/1q4fGyI" xlink:type="simple">http://bit.ly/1q4fGyI</text:a></text:p>
          </table:table-cell>
          <table:table-cell table:number-columns-repeated="1015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office:value-type="string">
            <text:p>msoxl:=(B40*0.0328)</text:p>
          </table:table-cell>
          <table:table-cell office:value-type="string">
            <text:p>msoxl:=(1440-C40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 xlink:type="simple">http://www.cs.rit.edu/~robotlab/RNDLab</text:a></text:p>
          </table:table-cell>
          <table:table-cell office:value-type="string">
            <text:p><text:a xlink:href="http://www.cs.rit.edu/~robotlab" xlink:type="simple">http://www.cs.rit.edu/~robotlab</text:a></text:p>
          </table:table-cell>
          <table:table-cell table:style-name="ce9" office:value-type="string">
            <text:p><text:a xlink:href="http://bit.ly/1q4fFe8" xlink:type="simple">http://bit.ly/1q4fFe8</text:a></text:p>
          </table:table-cell>
          <table:table-cell table:number-columns-repeated="1015"/>
        </table:table-row>
        <table:table-row table:style-name="ro2">
          <table:table-cell office:value-type="string">
            <text:p>ICL1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office:value-type="string">
            <text:p>msoxl:=(B41*0.0328)</text:p>
          </table:table-cell>
          <table:table-cell office:value-type="string">
            <text:p>msoxl:=(1440-C41)*0.0328</text:p>
          </table:table-cell>
          <table:table-cell office:value-type="string">
            <text:p>N</text:p>
          </table:table-cell>
          <table:table-cell office:value-type="string">
            <text:p>http://www.cs.rit.edu/~robotlab/ICL1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4fEXt" xlink:type="simple">http://bit.ly/1q4fEXt</text:a></text:p>
          </table:table-cell>
          <table:table-cell table:number-columns-repeated="1015"/>
        </table:table-row>
        <table:table-row table:style-name="ro2">
          <table:table-cell office:value-type="string">
            <text:p>ICL2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office:value-type="string">
            <text:p>msoxl:=(B42*0.0328)</text:p>
          </table:table-cell>
          <table:table-cell office:value-type="string">
            <text:p>msoxl:=(1440-C4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 xlink:type="simple">http://www.cs.rit.edu/~robotlab/ICL2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fGid" xlink:type="simple">http://bit.ly/1q4fGid</text:a></text:p>
          </table:table-cell>
          <table:table-cell table:number-columns-repeated="1015"/>
        </table:table-row>
        <table:table-row table:style-name="ro2">
          <table:table-cell office:value-type="string">
            <text:p>StudentCenter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office:value-type="string">
            <text:p>msoxl:=(B43*0.0328)</text:p>
          </table:table-cell>
          <table:table-cell office:value-type="string">
            <text:p>msoxl:=(1440-C43)*0.032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1"><text:a xlink:href="http://www.cs.rit.edu/~robotlab/StudentCenter" xlink:type="simple">http://www.cs.rit.edu/~robotlab/StudentCenter</text:a></text:span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fGPb" xlink:type="simple">http://bit.ly/1q4fGPb</text:a></text:p>
          </table:table-cell>
          <table:table-cell table:number-columns-repeated="1015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office:value-type="string">
            <text:p>msoxl:=(B44*0.0328)</text:p>
          </table:table-cell>
          <table:table-cell office:value-type="string">
            <text:p>msoxl:=(1440-C44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 xlink:type="simple">http://www.cs.rit.edu/~robotlab/ICL4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fGi6" xlink:type="simple">http://bit.ly/1q4fGi6</text:a></text:p>
          </table:table-cell>
          <table:table-cell table:number-columns-repeated="1015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office:value-type="string">
            <text:p>msoxl:=(B45*0.0328)</text:p>
          </table:table-cell>
          <table:table-cell office:value-type="string">
            <text:p>msoxl:=(1440-C4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 xlink:type="simple">http://www.cs.rit.edu/~robotlab/ICL5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kBOXU" xlink:type="simple">http://bit.ly/1qkBOXU</text:a></text:p>
          </table:table-cell>
          <table:table-cell table:number-columns-repeated="1015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office:value-type="string">
            <text:p>msoxl:=(B46*0.0328)</text:p>
          </table:table-cell>
          <table:table-cell office:value-type="string">
            <text:p>msoxl:=(1440-C4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 xlink:type="simple">http://www.cs.rit.edu/~robotlab/ICL6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fGib" xlink:type="simple">http://bit.ly/1q4fGib</text:a></text:p>
          </table:table-cell>
          <table:table-cell table:number-columns-repeated="1015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office:value-type="string">
            <text:p>msoxl:=(B47*0.0328)</text:p>
          </table:table-cell>
          <table:table-cell office:value-type="string">
            <text:p>msoxl:=(1440-C47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 xlink:type="simple">http://www.cs.rit.edu/~robotlab/PatternLab</text:a></text:p>
          </table:table-cell>
          <table:table-cell office:value-type="string">
            <text:p><text:a xlink:href="http://www.cs.rit.edu/~dprl" xlink:type="simple">http://www.cs.rit.edu/~dprl</text:a></text:p>
          </table:table-cell>
          <table:table-cell table:style-name="ce9" office:value-type="string">
            <text:p><text:a xlink:href="http://bit.ly/1q4fGP1" xlink:type="simple">http://bit.ly/1q4fGP1</text:a></text:p>
          </table:table-cell>
          <table:table-cell table:number-columns-repeated="1015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office:value-type="string">
            <text:p>msoxl:=(B48*0.0328)</text:p>
          </table:table-cell>
          <table:table-cell office:value-type="string">
            <text:p>msoxl:=(1440-C48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 xlink:type="simple">http://www.cs.rit.edu/~robotlab/DistribLab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style-name="ce9" office:value-type="string">
            <text:p><text:a xlink:href="http://bit.ly/1q4fFe2" xlink:type="simple">http://bit.ly/1q4fFe2</text:a></text:p>
          </table:table-cell>
          <table:table-cell table:number-columns-repeated="1015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office:value-type="string">
            <text:p>msoxl:=(B49*0.0328)</text:p>
          </table:table-cell>
          <table:table-cell office:value-type="string">
            <text:p>msoxl:=(1440-C49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 xlink:type="simple">http://www.cs.rit.edu/~robotlab/GraphicsLab</text:a></text:p>
          </table:table-cell>
          <table:table-cell office:value-type="string">
            <text:p><text:a xlink:href="http://www.cs.rit.edu/~graphics" xlink:type="simple">http://www.cs.rit.edu/~graphics</text:a></text:p>
          </table:table-cell>
          <table:table-cell table:style-name="ce9" office:value-type="string">
            <text:p><text:a xlink:href="http://bit.ly/1qkC0GB" xlink:type="simple">http://bit.ly/1qkC0GB</text:a></text:p>
          </table:table-cell>
          <table:table-cell table:number-columns-repeated="1015"/>
        </table:table-row>
        <table:table-row table:style-name="ro2">
          <table:table-cell office:value-type="string">
            <text:p>ICL3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office:value-type="string">
            <text:p>msoxl:=(B50*0.0328)</text:p>
          </table:table-cell>
          <table:table-cell office:value-type="string">
            <text:p>msoxl:=(1440-C5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ICL3" xlink:type="simple">http://www.cs.rit.edu/~robotlab/ICL3</text:a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style-name="ce9" office:value-type="string">
            <text:p><text:a xlink:href="http://bit.ly/1q4g1Bf" xlink:type="simple">http://bit.ly/1q4g1Bf</text:a></text:p>
          </table:table-cell>
          <table:table-cell table:number-columns-repeated="1015"/>
        </table:table-row>
        <table:table-row table:style-name="ro2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office:value-type="string">
            <text:p>msoxl:=(B51*0.0328)</text:p>
          </table:table-cell>
          <table:table-cell office:value-type="string">
            <text:p>msoxl:=(1440-C51)*0.0328</text:p>
          </table:table-cell>
          <table:table-cell office:value-type="string">
            <text:p>W</text:p>
          </table:table-cell>
          <table:table-cell office:value-type="string">
            <text:p>http://www.cs.rit.edu/~robotlab/CSOffice</text:p>
          </table:table-cell>
          <table:table-cell office:value-type="string">
            <text:p>http://www.cs.rit.edu/</text:p>
          </table:table-cell>
          <table:table-cell table:style-name="ce9" office:value-type="string">
            <text:p><text:a xlink:href="http://bit.ly/1qkCPz5" xlink:type="simple">http://bit.ly/1qkCPz5</text:a></text:p>
          </table:table-cell>
          <table:table-cell table:number-columns-repeated="1015"/>
        </table:table-row>
        <table:table-row table:style-name="ro2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office:value-type="string">
            <text:p>msoxl:=(B52*0.0328)</text:p>
          </table:table-cell>
          <table:table-cell office:value-type="string">
            <text:p>msoxl:=(1440-C52)*0.0328</text:p>
          </table:table-cell>
          <table:table-cell office:value-type="string">
            <text:p>W</text:p>
          </table:table-cell>
          <table:table-cell table:style-name="ce7" office:value-type="string">
            <text:p>http://www.cs.rit.edu/~robotlab/Class3000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gOCl" xlink:type="simple">http://bit.ly/1q4gOCl</text:a></text:p>
          </table:table-cell>
          <table:table-cell table:number-columns-repeated="1015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office:value-type="string">
            <text:p>msoxl:=(B53*0.0328)</text:p>
          </table:table-cell>
          <table:table-cell office:value-type="string">
            <text:p>msoxl:=(1440-C53)*0.0328</text:p>
          </table:table-cell>
          <table:table-cell office:value-type="string">
            <text:p>N</text:p>
          </table:table-cell>
          <table:table-cell table:style-name="ce7" office:value-type="string">
            <text:p><text:a xlink:href="http://www.cs.rit.edu/~robotlab/Class3510" xlink:type="simple">http://www.cs.rit.edu/~robotlab/Class3510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gOlH" xlink:type="simple">http://bit.ly/1q4gOlH</text:a></text:p>
          </table:table-cell>
          <table:table-cell table:number-columns-repeated="1015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office:value-type="string">
            <text:p>msoxl:=(B54*0.0328)</text:p>
          </table:table-cell>
          <table:table-cell office:value-type="string">
            <text:p>msoxl:=(1440-C54)*0.0328</text:p>
          </table:table-cell>
          <table:table-cell office:value-type="string">
            <text:p>N</text:p>
          </table:table-cell>
          <table:table-cell table:style-name="ce7" office:value-type="string">
            <text:p><text:a xlink:href="http://www.cs.rit.edu/~robotlab/Class3560" xlink:type="simple">http://www.cs.rit.edu/~robotlab/Class3560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gOlO" xlink:type="simple">http://bit.ly/1q4gOlO</text:a></text:p>
          </table:table-cell>
          <table:table-cell table:number-columns-repeated="1015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office:value-type="string">
            <text:p>msoxl:=(B55*0.0328)</text:p>
          </table:table-cell>
          <table:table-cell office:value-type="string">
            <text:p>msoxl:=(1440-C55)*0.0328</text:p>
          </table:table-cell>
          <table:table-cell office:value-type="string">
            <text:p>S</text:p>
          </table:table-cell>
          <table:table-cell table:style-name="ce7" office:value-type="string">
            <text:p><text:a xlink:href="http://www.cs.rit.edu/~robotlab/Class3690" xlink:type="simple">http://www.cs.rit.edu/~robotlab/Class3690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style-name="ce9" office:value-type="string">
            <text:p><text:a xlink:href="http://bit.ly/1q4gO5p" xlink:type="simple">http://bit.ly/1q4gO5p</text:a></text:p>
          </table:table-cell>
          <table:table-cell table:number-columns-repeated="1015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93">
            <text:p>693</text:p>
          </table:table-cell>
          <table:table-cell office:value-type="string">
            <text:p>msoxl:=(B56*0.0328)</text:p>
          </table:table-cell>
          <table:table-cell office:value-type="string">
            <text:p>msoxl:=(1440-C56)*0.0328</text:p>
          </table:table-cell>
          <table:table-cell office:value-type="string">
            <text:p>E</text:p>
          </table:table-cell>
          <table:table-cell office:value-type="string">
            <text:p>http://www.cs.rit.edu/~robotlab/ComputerVisionLab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4gLqe" xlink:type="simple">http://bit.ly/1q4gLqe</text:a></text:p>
          </table:table-cell>
          <table:table-cell table:number-columns-repeated="1015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office:value-type="string">
            <text:p>msoxl:=(B57*0.0328)</text:p>
          </table:table-cell>
          <table:table-cell office:value-type="string">
            <text:p>msoxl:=(1440-C57)*0.0328</text:p>
          </table:table-cell>
          <table:table-cell office:value-type="string">
            <text:p>W</text:p>
          </table:table-cell>
          <table:table-cell office:value-type="string">
            <text:p>http://www.cs.rit.edu/~robotlab/BreakOutRoom4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NY0" xlink:type="simple">http://bit.ly/1qkCNY0</text:a></text:p>
          </table:table-cell>
          <table:table-cell table:number-columns-repeated="1015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office:value-type="string">
            <text:p>msoxl:=(B58*0.0328)</text:p>
          </table:table-cell>
          <table:table-cell office:value-type="string">
            <text:p>msoxl:=(1440-C58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 xlink:type="simple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PPw" xlink:type="simple">http://bit.ly/1qkCPPw</text:a></text:p>
          </table:table-cell>
          <table:table-cell table:number-columns-repeated="1015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office:value-type="string">
            <text:p>msoxl:=(B59*0.0328)</text:p>
          </table:table-cell>
          <table:table-cell office:value-type="string">
            <text:p>msoxl:=(1440-C59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 xlink:type="simple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4gOCi" xlink:type="simple">http://bit.ly/1q4gOCi</text:a></text:p>
          </table:table-cell>
          <table:table-cell table:number-columns-repeated="1015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office:value-type="string">
            <text:p>msoxl:=(B60*0.0328)</text:p>
          </table:table-cell>
          <table:table-cell office:value-type="string">
            <text:p>msoxl:=(1440-C60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1" xlink:type="simple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style-name="ce9" office:value-type="string">
            <text:p><text:a xlink:href="http://bit.ly/1q4gOlZ" xlink:type="simple">http://bit.ly/1q4gOlZ</text:a></text:p>
          </table:table-cell>
          <table:table-cell table:number-columns-repeated="1015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office:value-type="string">
            <text:p>msoxl:=(B61*0.0328)</text:p>
          </table:table-cell>
          <table:table-cell office:value-type="string">
            <text:p>msoxl:=(1440-C61)*0.0328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0" xlink:type="simple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4gLqa" xlink:type="simple">http://bit.ly/1q4gLqa</text:a></text:p>
          </table:table-cell>
          <table:table-cell table:number-columns-repeated="1015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office:value-type="string">
            <text:p>msoxl:=(B62*0.0328)</text:p>
          </table:table-cell>
          <table:table-cell office:value-type="string">
            <text:p>msoxl:=(1440-C62)*0.032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 xlink:type="simple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style-name="ce9" office:value-type="string">
            <text:p><text:a xlink:href="http://bit.ly/1q4gLGJ" xlink:type="simple">http://bit.ly/1q4gLGJ</text:a></text:p>
          </table:table-cell>
          <table:table-cell table:number-columns-repeated="1015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office:value-type="string">
            <text:p>msoxl:=(B63*0.0328)</text:p>
          </table:table-cell>
          <table:table-cell office:value-type="string">
            <text:p>msoxl:=(1440-C63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 xlink:type="simple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NY2" xlink:type="simple">http://bit.ly/1qkCNY2</text:a></text:p>
          </table:table-cell>
          <table:table-cell table:number-columns-repeated="1015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office:value-type="string">
            <text:p>msoxl:=(B64*0.0328)</text:p>
          </table:table-cell>
          <table:table-cell office:value-type="string">
            <text:p>msoxl:=(1440-C64)*0.032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 xlink:type="simple">http://www.cs.rit.edu/~robotlab/Room3688</text:a></text:p>
          </table:table-cell>
          <table:table-cell office:value-type="string">
            <text:p><text:a xlink:href="http://www.cs.rit.edu/~rlc" xlink:type="simple">http://www.cs.rit.edu/~rlc</text:a></text:p>
          </table:table-cell>
          <table:table-cell table:style-name="ce9" office:value-type="string">
            <text:p><text:a xlink:href="http://bit.ly/1qkCPz6" xlink:type="simple">http://bit.ly/1qkCPz6</text:a></text:p>
          </table:table-cell>
          <table:table-cell table:number-columns-repeated="1015"/>
        </table:table-row>
        <table:table-row table:style-name="ro2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office:value-type="string">
            <text:p>msoxl:=(B65*0.0328)</text:p>
          </table:table-cell>
          <table:table-cell office:value-type="string">
            <text:p>msoxl:=(1440-C65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 xlink:type="simple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PPu" xlink:type="simple">http://bit.ly/1qkCPPu</text:a></text:p>
          </table:table-cell>
          <table:table-cell table:number-columns-repeated="1015"/>
        </table:table-row>
        <table:table-row table:style-name="ro2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office:value-type="string">
            <text:p>msoxl:=(B66*0.0328)</text:p>
          </table:table-cell>
          <table:table-cell office:value-type="string">
            <text:p>msoxl:=(1440-C66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 xlink:type="simple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NXW" xlink:type="simple">http://bit.ly/1qkCNXW</text:a></text:p>
          </table:table-cell>
          <table:table-cell table:number-columns-repeated="1015"/>
        </table:table-row>
        <table:table-row table:style-name="ro2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office:value-type="string">
            <text:p>msoxl:=(B67*0.0328)</text:p>
          </table:table-cell>
          <table:table-cell office:value-type="string">
            <text:p>msoxl:=(1440-C67)*0.032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 xlink:type="simple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style-name="ce9" office:value-type="string">
            <text:p><text:a xlink:href="http://bit.ly/1qkCNXZ" xlink:type="simple">http://bit.ly/1qkCNXZ</text:a></text:p>
          </table:table-cell>
          <table:table-cell table:number-columns-repeated="1015"/>
        </table:table-row>
        <table:table-row table:style-name="ro2">
          <table:table-cell office:value-type="string">
            <text:p>TestRobotLab1</text:p>
          </table:table-cell>
          <table:table-cell office:value-type="float" office:value="2616">
            <text:p>2616</text:p>
          </table:table-cell>
          <table:table-cell office:value-type="float" office:value="435">
            <text:p>435</text:p>
          </table:table-cell>
          <table:table-cell office:value-type="string">
            <text:p>msoxl:=(B68*0.0328)</text:p>
          </table:table-cell>
          <table:table-cell office:value-type="string">
            <text:p>msoxl:=(1440-C68)*0.0328</text:p>
          </table:table-cell>
          <table:table-cell office:value-type="string">
            <text:p>E</text:p>
          </table:table-cell>
          <table:table-cell table:style-name="ce1" office:value-type="string">
            <text:p><text:a xlink:href="http://www.cs.rit.edu/~robotlab/TestRobotLab1" xlink:type="simple">http://www.cs.rit.edu/~robotlab/TestRobotLab1</text:a></text:p>
          </table:table-cell>
          <table:table-cell table:style-name="ce1"/>
          <table:table-cell table:style-name="ce9" office:value-type="string">
            <text:p><text:a xlink:href="http://bit.ly/1q4gOlP" xlink:type="simple">http://bit.ly/1q4gOlP</text:a></text:p>
          </table:table-cell>
          <table:table-cell table:number-columns-repeated="1015"/>
        </table:table-row>
        <table:table-row table:style-name="ro2">
          <table:table-cell office:value-type="string">
            <text:p>TestRobotLab2</text:p>
          </table:table-cell>
          <table:table-cell office:value-type="float" office:value="2795">
            <text:p>2795</text:p>
          </table:table-cell>
          <table:table-cell office:value-type="float" office:value="438">
            <text:p>438</text:p>
          </table:table-cell>
          <table:table-cell office:value-type="string">
            <text:p>msoxl:=(B69*0.0328)</text:p>
          </table:table-cell>
          <table:table-cell office:value-type="string">
            <text:p>msoxl:=(1440-C69)*0.0328</text:p>
          </table:table-cell>
          <table:table-cell office:value-type="string">
            <text:p>W</text:p>
          </table:table-cell>
          <table:table-cell office:value-type="string">
            <text:p>http://www.cs.rit.edu/~robotlab/TestRobotLab2</text:p>
          </table:table-cell>
          <table:table-cell table:style-name="ce1"/>
          <table:table-cell table:style-name="ce9" office:value-type="string">
            <text:p><text:a xlink:href="http://bit.ly/1q4gOlL" xlink:type="simple">http://bit.ly/1q4gOlL</text:a>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air2OppNorthRight</text:p>
          </table:table-cell>
          <table:table-cell office:value-type="float" office:value="530">
            <text:p>530</text:p>
          </table:table-cell>
          <table:table-cell office:value-type="float" office:value="328">
            <text:p>328</text:p>
          </table:table-cell>
          <table:table-cell office:value-type="string">
            <text:p>msoxl:=(B70*0.0328)</text:p>
          </table:table-cell>
          <table:table-cell office:value-type="string">
            <text:p>msoxl:=(1440-C7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Stair2OppNorthRight" xlink:type="simple">http://www.cs.rit.edu/~robotlab/Stair2OppNorthRight</text:a></text:p>
          </table:table-cell>
          <table:table-cell/>
          <table:table-cell table:style-name="ce9" office:value-type="string">
            <text:p><text:a xlink:href="http://bit.ly/1q4gLqc" xlink:type="simple">http://bit.ly/1q4gLqc</text:a>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itchen3572OppEastTop</text:p>
          </table:table-cell>
          <table:table-cell office:value-type="float" office:value="540">
            <text:p>540</text:p>
          </table:table-cell>
          <table:table-cell office:value-type="float" office:value="338">
            <text:p>338</text:p>
          </table:table-cell>
          <table:table-cell office:value-type="string">
            <text:p>msoxl:=(B71*0.0328)</text:p>
          </table:table-cell>
          <table:table-cell office:value-type="string">
            <text:p>msoxl:=(1440-C71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Kitchen3572OppEastTop" xlink:type="simple">http://www.cs.rit.edu/~robotlab/Kitchen3572OppEastTop</text:a></text:p>
          </table:table-cell>
          <table:table-cell/>
          <table:table-cell table:style-name="ce9" office:value-type="string">
            <text:p><text:a xlink:href="http://bit.ly/1q4gO5q" xlink:type="simple">http://bit.ly/1q4gO5q</text:a></text:p>
          </table:table-cell>
          <table:table-cell table:number-columns-repeated="1015"/>
        </table:table-row>
        <table:table-row table:style-name="ro2">
          <table:table-cell office:value-type="string">
            <text:p>Ofc3675OppSouthRight</text:p>
          </table:table-cell>
          <table:table-cell office:value-type="float" office:value="528">
            <text:p>528</text:p>
          </table:table-cell>
          <table:table-cell office:value-type="float" office:value="950">
            <text:p>950</text:p>
          </table:table-cell>
          <table:table-cell office:value-type="string">
            <text:p>msoxl:=(B72*0.0328)</text:p>
          </table:table-cell>
          <table:table-cell office:value-type="string">
            <text:p>msoxl:=(1440-C72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Ofc3675OppSouthRight" xlink:type="simple">http://www.cs.rit.edu/~robotlab/Ofc3675OppSouthRight</text:a></text:p>
          </table:table-cell>
          <table:table-cell/>
          <table:table-cell table:style-name="ce9" office:value-type="string">
            <text:p><text:a xlink:href="http://bit.ly/1q4gLGN" xlink:type="simple">http://bit.ly/1q4gLGN</text:a></text:p>
          </table:table-cell>
          <table:table-cell table:number-columns-repeated="1015"/>
        </table:table-row>
        <table:table-row table:style-name="ro2">
          <table:table-cell office:value-type="string">
            <text:p>BreakOut5OppEastBottom</text:p>
          </table:table-cell>
          <table:table-cell office:value-type="float" office:value="539">
            <text:p>539</text:p>
          </table:table-cell>
          <table:table-cell office:value-type="float" office:value="939">
            <text:p>939</text:p>
          </table:table-cell>
          <table:table-cell office:value-type="string">
            <text:p>msoxl:=(B73*0.0328)</text:p>
          </table:table-cell>
          <table:table-cell office:value-type="string">
            <text:p>msoxl:=(1440-C73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BreakOut5OppEastBottom" xlink:type="simple">http://www.cs.rit.edu/~robotlab/BreakOut5OppEastBottom</text:a></text:p>
          </table:table-cell>
          <table:table-cell/>
          <table:table-cell table:style-name="ce9" office:value-type="string">
            <text:p><text:a xlink:href="http://bit.ly/1q4gLGD" xlink:type="simple">http://bit.ly/1q4gLGD</text:a></text:p>
          </table:table-cell>
          <table:table-cell table:number-columns-repeated="1015"/>
        </table:table-row>
        <table:table-row table:style-name="ro2">
          <table:table-cell office:value-type="string">
            <text:p>Breakout5WestMid</text:p>
          </table:table-cell>
          <table:table-cell office:value-type="float" office:value="603">
            <text:p>603</text:p>
          </table:table-cell>
          <table:table-cell office:value-type="float" office:value="877">
            <text:p>877</text:p>
          </table:table-cell>
          <table:table-cell office:value-type="string">
            <text:p>msoxl:=(B74*0.0328)</text:p>
          </table:table-cell>
          <table:table-cell office:value-type="string">
            <text:p>msoxl:=(1440-C74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Breakout5WestMid" xlink:type="simple">http://www.cs.rit.edu/~robotlab/Breakout5WestMid</text:a></text:p>
          </table:table-cell>
          <table:table-cell/>
          <table:table-cell table:style-name="ce9" office:value-type="string">
            <text:p><text:a xlink:href="http://bit.ly/1q4gOCc" xlink:type="simple">http://bit.ly/1q4gOCc</text:a></text:p>
          </table:table-cell>
          <table:table-cell table:number-columns-repeated="1015"/>
        </table:table-row>
        <table:table-row table:style-name="ro2">
          <table:table-cell office:value-type="string">
            <text:p>Kitchen3572Gate</text:p>
          </table:table-cell>
          <table:table-cell office:value-type="float" office:value="604">
            <text:p>604</text:p>
          </table:table-cell>
          <table:table-cell office:value-type="float" office:value="421">
            <text:p>421</text:p>
          </table:table-cell>
          <table:table-cell office:value-type="string">
            <text:p>msoxl:=(B75*0.0328)</text:p>
          </table:table-cell>
          <table:table-cell office:value-type="string">
            <text:p>msoxl:=(1440-C75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Kitchen3572Gate" xlink:type="simple">http://www.cs.rit.edu/~robotlab/Kitchen3572Gate</text:a></text:p>
          </table:table-cell>
          <table:table-cell/>
          <table:table-cell table:style-name="ce9" office:value-type="string">
            <text:p><text:a xlink:href="http://bit.ly/1q4gOlM" xlink:type="simple">http://bit.ly/1q4gOlM</text:a></text:p>
          </table:table-cell>
          <table:table-cell table:number-columns-repeated="1015"/>
        </table:table-row>
        <table:table-row table:style-name="ro2">
          <table:table-cell office:value-type="string">
            <text:p>Breakout1Gate</text:p>
          </table:table-cell>
          <table:table-cell office:value-type="float" office:value="732">
            <text:p>732</text:p>
          </table:table-cell>
          <table:table-cell office:value-type="float" office:value="326">
            <text:p>326</text:p>
          </table:table-cell>
          <table:table-cell office:value-type="string">
            <text:p>msoxl:=(B76*0.0328)</text:p>
          </table:table-cell>
          <table:table-cell office:value-type="string">
            <text:p>msoxl:=(1440-C7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Breakout1Gate" xlink:type="simple">http://www.cs.rit.edu/~robotlab/Breakout1Gate</text:a></text:p>
          </table:table-cell>
          <table:table-cell/>
          <table:table-cell table:style-name="ce9" office:value-type="string">
            <text:p><text:a xlink:href="http://bit.ly/1q4gLqb" xlink:type="simple">http://bit.ly/1q4gLqb</text:a></text:p>
          </table:table-cell>
          <table:table-cell table:number-columns-repeated="1015"/>
        </table:table-row>
        <table:table-row table:style-name="ro2">
          <table:table-cell office:value-type="string">
            <text:p>Breakout5Gate</text:p>
          </table:table-cell>
          <table:table-cell office:value-type="float" office:value="730">
            <text:p>730</text:p>
          </table:table-cell>
          <table:table-cell office:value-type="float" office:value="953">
            <text:p>953</text:p>
          </table:table-cell>
          <table:table-cell office:value-type="string">
            <text:p>msoxl:=(B77*0.0328)</text:p>
          </table:table-cell>
          <table:table-cell office:value-type="string">
            <text:p>msoxl:=(1440-C77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Breakout5Gate" xlink:type="simple">http://www.cs.rit.edu/~robotlab/Breakout5Gate</text:a></text:p>
          </table:table-cell>
          <table:table-cell/>
          <table:table-cell table:style-name="ce9" office:value-type="string">
            <text:p><text:a xlink:href="http://bit.ly/1qkCPz4" xlink:type="simple">http://bit.ly/1qkCPz4</text:a></text:p>
          </table:table-cell>
          <table:table-cell table:number-columns-repeated="1015"/>
        </table:table-row>
        <table:table-row table:style-name="ro2">
          <table:table-cell office:value-type="string">
            <text:p>Class3435N</text:p>
          </table:table-cell>
          <table:table-cell office:value-type="float" office:value="2841">
            <text:p>2841</text:p>
          </table:table-cell>
          <table:table-cell office:value-type="float" office:value="1015">
            <text:p>1015</text:p>
          </table:table-cell>
          <table:table-cell office:value-type="string">
            <text:p>msoxl:=(B78*0.0328)</text:p>
          </table:table-cell>
          <table:table-cell office:value-type="string">
            <text:p>msoxl:=(1440-C78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35N" xlink:type="simple">http://www.cs.rit.edu/~robotlab/Class3435N</text:a></text:p>
          </table:table-cell>
          <table:table-cell table:style-name="ce1"/>
          <table:table-cell table:style-name="ce9" office:value-type="string">
            <text:p><text:a xlink:href="http://bit.ly/1q4gLqh" xlink:type="simple">http://bit.ly/1q4gLqh</text:a></text:p>
          </table:table-cell>
          <table:table-cell table:number-columns-repeated="1015"/>
        </table:table-row>
        <table:table-row table:style-name="ro2">
          <table:table-cell office:value-type="string">
            <text:p>Class3435S</text:p>
          </table:table-cell>
          <table:table-cell office:value-type="float" office:value="2613">
            <text:p>2613</text:p>
          </table:table-cell>
          <table:table-cell office:value-type="float" office:value="1015">
            <text:p>1015</text:p>
          </table:table-cell>
          <table:table-cell office:value-type="string">
            <text:p>msoxl:=(B79*0.0328)</text:p>
          </table:table-cell>
          <table:table-cell office:value-type="string">
            <text:p>msoxl:=(1440-C79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35S" xlink:type="simple">http://www.cs.rit.edu/~robotlab/Class3435S</text:a></text:p>
          </table:table-cell>
          <table:table-cell table:style-name="ce1"/>
          <table:table-cell table:style-name="ce9" office:value-type="string">
            <text:p><text:a xlink:href="http://bit.ly/1q4gO5r" xlink:type="simple">http://bit.ly/1q4gO5r</text:a>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lass3445</text:p>
          </table:table-cell>
          <table:table-cell office:value-type="float" office:value="2358">
            <text:p>2358</text:p>
          </table:table-cell>
          <table:table-cell office:value-type="float" office:value="1014">
            <text:p>1014</text:p>
          </table:table-cell>
          <table:table-cell office:value-type="string">
            <text:p>msoxl:=(B80*0.0328)</text:p>
          </table:table-cell>
          <table:table-cell office:value-type="string">
            <text:p>msoxl:=(1440-C80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45" xlink:type="simple">http://www.cs.rit.edu/~robotlab/Class3445</text:a></text:p>
          </table:table-cell>
          <table:table-cell table:style-name="ce1"/>
          <table:table-cell table:style-name="ce9" office:value-type="string">
            <text:p><text:a xlink:href="http://bit.ly/1q4gOCe" xlink:type="simple">http://bit.ly/1q4gOCe</text:a></text:p>
          </table:table-cell>
          <table:table-cell table:number-columns-repeated="1015"/>
        </table:table-row>
        <table:table-row table:style-name="ro2">
          <table:table-cell office:value-type="string">
            <text:p>Class3455</text:p>
          </table:table-cell>
          <table:table-cell office:value-type="float" office:value="2106">
            <text:p>2106</text:p>
          </table:table-cell>
          <table:table-cell office:value-type="float" office:value="1014">
            <text:p>1014</text:p>
          </table:table-cell>
          <table:table-cell office:value-type="string">
            <text:p>msoxl:=(B81*0.0328)</text:p>
          </table:table-cell>
          <table:table-cell office:value-type="string">
            <text:p>msoxl:=(1440-C81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55" xlink:type="simple">http://www.cs.rit.edu/~robotlab/Class3455</text:a></text:p>
          </table:table-cell>
          <table:table-cell table:style-name="ce1"/>
          <table:table-cell table:style-name="ce9" office:value-type="string">
            <text:p><text:a xlink:href="http://bit.ly/1q4gLqd" xlink:type="simple">http://bit.ly/1q4gLqd</text:a></text:p>
          </table:table-cell>
          <table:table-cell table:number-columns-repeated="1015"/>
        </table:table-row>
        <table:table-row table:style-name="ro2">
          <table:table-cell office:value-type="string">
            <text:p>Pres3410SouthRight</text:p>
          </table:table-cell>
          <table:table-cell office:value-type="float" office:value="2780">
            <text:p>2780</text:p>
          </table:table-cell>
          <table:table-cell office:value-type="float" office:value="951">
            <text:p>951</text:p>
          </table:table-cell>
          <table:table-cell office:value-type="string">
            <text:p>msoxl:=(B82*0.0328)</text:p>
          </table:table-cell>
          <table:table-cell office:value-type="string">
            <text:p>msoxl:=(1440-C82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Pres3410SouthRight" xlink:type="simple">http://www.cs.rit.edu/~robotlab/Pres3410SouthRight</text:a></text:p>
          </table:table-cell>
          <table:table-cell table:style-name="ce1"/>
          <table:table-cell table:style-name="ce9" office:value-type="string">
            <text:p><text:a xlink:href="http://bit.ly/1qkCPz8" xlink:type="simple">http://bit.ly/1qkCPz8</text:a></text:p>
          </table:table-cell>
          <table:table-cell table:number-columns-repeated="1015"/>
        </table:table-row>
        <table:table-row table:style-name="ro2">
          <table:table-cell office:value-type="string">
            <text:p>DSL3600EastBottom</text:p>
          </table:table-cell>
          <table:table-cell office:value-type="float" office:value="2232">
            <text:p>2232</text:p>
          </table:table-cell>
          <table:table-cell office:value-type="float" office:value="939">
            <text:p>939</text:p>
          </table:table-cell>
          <table:table-cell office:value-type="string">
            <text:p>msoxl:=(B83*0.0328)</text:p>
          </table:table-cell>
          <table:table-cell office:value-type="string">
            <text:p>msoxl:=(1440-C83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DSL3600EastBottom" xlink:type="simple">http://www.cs.rit.edu/~robotlab/DSL3600EastBottom</text:a></text:p>
          </table:table-cell>
          <table:table-cell table:style-name="ce1"/>
          <table:table-cell table:style-name="ce9" office:value-type="string">
            <text:p><text:a xlink:href="http://bit.ly/1q4gO5t" xlink:type="simple">http://bit.ly/1q4gO5t</text:a></text:p>
          </table:table-cell>
          <table:table-cell table:number-columns-repeated="1015"/>
        </table:table-row>
        <table:table-row table:style-name="ro2">
          <table:table-cell office:value-type="string">
            <text:p>TechArea3450SouthLeft</text:p>
          </table:table-cell>
          <table:table-cell office:value-type="float" office:value="2296">
            <text:p>2296</text:p>
          </table:table-cell>
          <table:table-cell office:value-type="float" office:value="950">
            <text:p>950</text:p>
          </table:table-cell>
          <table:table-cell office:value-type="string">
            <text:p>msoxl:=(B84*0.0328)</text:p>
          </table:table-cell>
          <table:table-cell office:value-type="string">
            <text:p>msoxl:=(1440-C84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TechArea3450SouthLeft" xlink:type="simple">http://www.cs.rit.edu/~robotlab/TechArea3450SouthLeft</text:a></text:p>
          </table:table-cell>
          <table:table-cell table:style-name="ce1"/>
          <table:table-cell table:style-name="ce9" office:value-type="string">
            <text:p><text:a xlink:href="http://bit.ly/1q4gLGC" xlink:type="simple">http://bit.ly/1q4gLGC</text:a></text:p>
          </table:table-cell>
          <table:table-cell table:number-columns-repeated="1015"/>
        </table:table-row>
        <table:table-row table:style-name="ro2">
          <table:table-cell office:value-type="string">
            <text:p>Lab3400EastMid</text:p>
          </table:table-cell>
          <table:table-cell office:value-type="float" office:value="2836">
            <text:p>2836</text:p>
          </table:table-cell>
          <table:table-cell office:value-type="float" office:value="638">
            <text:p>638</text:p>
          </table:table-cell>
          <table:table-cell office:value-type="string">
            <text:p>msoxl:=(B85*0.0328)</text:p>
          </table:table-cell>
          <table:table-cell office:value-type="string">
            <text:p>msoxl:=(1440-C85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Lab3400EastMid" xlink:type="simple">http://www.cs.rit.edu/~robotlab/Lab3400EastMid</text:a></text:p>
          </table:table-cell>
          <table:table-cell table:style-name="ce1"/>
          <table:table-cell table:style-name="ce9" office:value-type="string">
            <text:p><text:a xlink:href="http://bit.ly/1q4gLq9" xlink:type="simple">http://bit.ly/1q4gLq9</text:a></text:p>
          </table:table-cell>
          <table:table-cell table:number-columns-repeated="1015"/>
        </table:table-row>
        <table:table-row table:style-name="ro2">
          <table:table-cell office:value-type="string">
            <text:p>MacRoom3430NorthLeft</text:p>
          </table:table-cell>
          <table:table-cell office:value-type="float" office:value="2296">
            <text:p>2296</text:p>
          </table:table-cell>
          <table:table-cell office:value-type="float" office:value="326">
            <text:p>326</text:p>
          </table:table-cell>
          <table:table-cell office:value-type="string">
            <text:p>msoxl:=(B86*0.0328)</text:p>
          </table:table-cell>
          <table:table-cell office:value-type="string">
            <text:p>msoxl:=(1440-C8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MacRoom3430NorthLeft" xlink:type="simple">http://www.cs.rit.edu/~robotlab/MacRoom3430NorthLeft</text:a></text:p>
          </table:table-cell>
          <table:table-cell table:style-name="ce1"/>
          <table:table-cell table:style-name="ce9" office:value-type="string">
            <text:p><text:a xlink:href="http://bit.ly/1q4gLGx" xlink:type="simple">http://bit.ly/1q4gLGx</text:a></text:p>
          </table:table-cell>
          <table:table-cell table:number-columns-repeated="1015"/>
        </table:table-row>
        <table:table-row table:style-name="ro2">
          <table:table-cell office:value-type="string">
            <text:p>MacRoom3430NorthLeftMid</text:p>
          </table:table-cell>
          <table:table-cell office:value-type="float" office:value="2398">
            <text:p>2398</text:p>
          </table:table-cell>
          <table:table-cell office:value-type="float" office:value="322">
            <text:p>322</text:p>
          </table:table-cell>
          <table:table-cell office:value-type="string">
            <text:p>msoxl:=(B87*0.0328)</text:p>
          </table:table-cell>
          <table:table-cell office:value-type="string">
            <text:p>msoxl:=(1440-C87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MacRoom3430NorthLeftMid" xlink:type="simple">http://www.cs.rit.edu/~robotlab/MacRoom3430NorthLeftMid</text:a></text:p>
          </table:table-cell>
          <table:table-cell table:style-name="ce1"/>
          <table:table-cell table:style-name="ce9" office:value-type="string">
            <text:p><text:a xlink:href="http://bit.ly/1qkCNXX" xlink:type="simple">http://bit.ly/1qkCNXX</text:a></text:p>
          </table:table-cell>
          <table:table-cell table:number-columns-repeated="1015"/>
        </table:table-row>
        <table:table-row table:style-name="ro2">
          <table:table-cell office:value-type="string">
            <text:p>MacRoom3430WestTop</text:p>
          </table:table-cell>
          <table:table-cell office:value-type="float" office:value="2287">
            <text:p>2287</text:p>
          </table:table-cell>
          <table:table-cell office:value-type="float" office:value="338">
            <text:p>338</text:p>
          </table:table-cell>
          <table:table-cell office:value-type="string">
            <text:p>msoxl:=(B88*0.0328)</text:p>
          </table:table-cell>
          <table:table-cell office:value-type="string">
            <text:p>msoxl:=(1440-C88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MacRoom3430WestTop" xlink:type="simple">http://www.cs.rit.edu/~robotlab/MacRoom3430WestTop</text:a></text:p>
          </table:table-cell>
          <table:table-cell table:style-name="ce1"/>
          <table:table-cell table:style-name="ce9" office:value-type="string">
            <text:p><text:a xlink:href="http://bit.ly/1q4gLqj" xlink:type="simple">http://bit.ly/1q4gLqj</text:a></text:p>
          </table:table-cell>
          <table:table-cell table:number-columns-repeated="1015"/>
        </table:table-row>
        <table:table-row table:style-name="ro2">
          <table:table-cell office:value-type="string">
            <text:p>Lab3500NorthRight</text:p>
          </table:table-cell>
          <table:table-cell office:value-type="float" office:value="2225">
            <text:p>2225</text:p>
          </table:table-cell>
          <table:table-cell office:value-type="float" office:value="327">
            <text:p>327</text:p>
          </table:table-cell>
          <table:table-cell office:value-type="string">
            <text:p>msoxl:=(B89*0.0328)</text:p>
          </table:table-cell>
          <table:table-cell office:value-type="string">
            <text:p>msoxl:=(1440-C89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Lab3500NorthRight" xlink:type="simple">http://www.cs.rit.edu/~robotlab/Lab3500NorthRight</text:a></text:p>
          </table:table-cell>
          <table:table-cell table:style-name="ce1"/>
          <table:table-cell table:style-name="ce9" office:value-type="string">
            <text:p><text:a xlink:href="http://bit.ly/1q4gOlK" xlink:type="simple">http://bit.ly/1q4gOlK</text:a></text:p>
          </table:table-cell>
          <table:table-cell table:number-columns-repeated="1015"/>
        </table:table-row>
        <table:table-row table:style-name="ro2">
          <table:table-cell office:value-type="string">
            <text:p>ElevOpp3405</text:p>
          </table:table-cell>
          <table:table-cell office:value-type="float" office:value="2628">
            <text:p>2628</text:p>
          </table:table-cell>
          <table:table-cell office:value-type="float" office:value="233">
            <text:p>233</text:p>
          </table:table-cell>
          <table:table-cell office:value-type="string">
            <text:p>msoxl:=(B90*0.0328)</text:p>
          </table:table-cell>
          <table:table-cell office:value-type="string">
            <text:p>msoxl:=(1440-C90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ElevOpp3405" xlink:type="simple">http://www.cs.rit.edu/~robotlab/ElevOpp3405</text:a></text:p>
          </table:table-cell>
          <table:table-cell table:style-name="ce1"/>
          <table:table-cell table:style-name="ce9" office:value-type="string">
            <text:p><text:a xlink:href="http://bit.ly/1qkCPz7" xlink:type="simple">http://bit.ly/1qkCPz7</text:a></text:p>
          </table:table-cell>
          <table:table-cell table:number-columns-repeated="1015"/>
        </table:table-row>
        <table:table-row table:style-name="ro2">
          <table:table-cell office:value-type="string">
            <text:p>Lab3405EastMidMid</text:p>
          </table:table-cell>
          <table:table-cell office:value-type="float" office:value="2782">
            <text:p>2782</text:p>
          </table:table-cell>
          <table:table-cell office:value-type="float" office:value="388">
            <text:p>388</text:p>
          </table:table-cell>
          <table:table-cell office:value-type="string">
            <text:p>msoxl:=(B91*0.0328)</text:p>
          </table:table-cell>
          <table:table-cell office:value-type="string">
            <text:p>msoxl:=(1440-C91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Lab3405EastMidMid" xlink:type="simple">http://www.cs.rit.edu/~robotlab/Lab3405EastMidMid</text:a></text:p>
          </table:table-cell>
          <table:table-cell table:style-name="ce1"/>
          <table:table-cell table:style-name="ce9" office:value-type="string">
            <text:p><text:a xlink:href="http://bit.ly/1q4gOCf" xlink:type="simple">http://bit.ly/1q4gOCf</text:a></text:p>
          </table:table-cell>
          <table:table-cell table:number-columns-repeated="1015"/>
        </table:table-row>
        <table:table-row table:style-name="ro2">
          <table:table-cell office:value-type="string">
            <text:p>Pres3410EastMid</text:p>
          </table:table-cell>
          <table:table-cell office:value-type="float" office:value="2793">
            <text:p>2793</text:p>
          </table:table-cell>
          <table:table-cell office:value-type="float" office:value="831">
            <text:p>831</text:p>
          </table:table-cell>
          <table:table-cell office:value-type="string">
            <text:p>msoxl:=(B92*0.0328)</text:p>
          </table:table-cell>
          <table:table-cell office:value-type="string">
            <text:p>msoxl:=(1440-C92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Pres3410EastMid" xlink:type="simple">http://www.cs.rit.edu/~robotlab/Pres3410EastMid</text:a></text:p>
          </table:table-cell>
          <table:table-cell table:style-name="ce1"/>
          <table:table-cell table:style-name="ce9" office:value-type="string">
            <text:p><text:a xlink:href="http://bit.ly/1q4gOlV" xlink:type="simple">http://bit.ly/1q4gOlV</text:a></text:p>
          </table:table-cell>
          <table:table-cell table:number-columns-repeated="1015"/>
        </table:table-row>
        <table:table-row table:style-name="ro2">
          <table:table-cell office:value-type="string">
            <text:p>Stor3M17Middle</text:p>
          </table:table-cell>
          <table:table-cell office:value-type="float" office:value="2945">
            <text:p>2945</text:p>
          </table:table-cell>
          <table:table-cell office:value-type="float" office:value="234">
            <text:p>234</text:p>
          </table:table-cell>
          <table:table-cell office:value-type="string">
            <text:p>msoxl:=(B93*0.0328)</text:p>
          </table:table-cell>
          <table:table-cell office:value-type="string">
            <text:p>msoxl:=(1440-C93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Stor3M17Middle" xlink:type="simple">http://www.cs.rit.edu/~robotlab/Stor3M17Middle</text:a></text:p>
          </table:table-cell>
          <table:table-cell table:style-name="ce1"/>
          <table:table-cell table:style-name="ce9" office:value-type="string">
            <text:p><text:a xlink:href="http://bit.ly/1qkD0dH" xlink:type="simple">http://bit.ly/1qkD0dH</text:a></text:p>
          </table:table-cell>
          <table:table-cell table:number-columns-repeated="1015"/>
        </table:table-row>
        <table:table-row table:style-name="ro2">
          <table:table-cell office:value-type="string">
            <text:p>RightPillarStair5E</text:p>
          </table:table-cell>
          <table:table-cell office:value-type="float" office:value="3209">
            <text:p>3209</text:p>
          </table:table-cell>
          <table:table-cell office:value-type="float" office:value="342">
            <text:p>342</text:p>
          </table:table-cell>
          <table:table-cell office:value-type="string">
            <text:p>msoxl:=(B94*0.0328)</text:p>
          </table:table-cell>
          <table:table-cell office:value-type="string">
            <text:p>msoxl:=(1440-C94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RightPillarStair5E" xlink:type="simple">http://www.cs.rit.edu/~robotlab/RightPillarStair5E</text:a></text:p>
          </table:table-cell>
          <table:table-cell table:style-name="ce1"/>
          <table:table-cell table:style-name="ce9" office:value-type="string">
            <text:p><text:a xlink:href="http://bit.ly/1q4gXFN" xlink:type="simple">http://bit.ly/1q4gXFN</text:a></text:p>
          </table:table-cell>
          <table:table-cell table:number-columns-repeated="1015"/>
        </table:table-row>
        <table:table-row table:style-name="ro2">
          <table:table-cell office:value-type="string">
            <text:p>RightPillarStair5N</text:p>
          </table:table-cell>
          <table:table-cell office:value-type="float" office:value="3202">
            <text:p>3202</text:p>
          </table:table-cell>
          <table:table-cell office:value-type="float" office:value="335">
            <text:p>335</text:p>
          </table:table-cell>
          <table:table-cell office:value-type="string">
            <text:p>msoxl:=(B95*0.0328)</text:p>
          </table:table-cell>
          <table:table-cell office:value-type="string">
            <text:p>msoxl:=(1440-C95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RightPillarStair5N" xlink:type="simple">http://www.cs.rit.edu/~robotlab/RightPillarStair5N</text:a></text:p>
          </table:table-cell>
          <table:table-cell table:style-name="ce1"/>
          <table:table-cell table:style-name="ce9" office:value-type="string">
            <text:p><text:a xlink:href="http://bit.ly/1q4gW4G" xlink:type="simple">http://bit.ly/1q4gW4G</text:a></text:p>
          </table:table-cell>
          <table:table-cell table:number-columns-repeated="1015"/>
        </table:table-row>
        <table:table-row table:style-name="ro2">
          <table:table-cell office:value-type="string">
            <text:p>LeftPillarStair5W</text:p>
          </table:table-cell>
          <table:table-cell office:value-type="float" office:value="2902">
            <text:p>2902</text:p>
          </table:table-cell>
          <table:table-cell office:value-type="float" office:value="345">
            <text:p>345</text:p>
          </table:table-cell>
          <table:table-cell office:value-type="string">
            <text:p>msoxl:=(B96*0.0328)</text:p>
          </table:table-cell>
          <table:table-cell office:value-type="string">
            <text:p>msoxl:=(1440-C96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LeftPillarStair5W" xlink:type="simple">http://www.cs.rit.edu/~robotlab/LeftPillarStair5W</text:a></text:p>
          </table:table-cell>
          <table:table-cell table:style-name="ce1"/>
          <table:table-cell table:style-name="ce9" office:value-type="string">
            <text:p><text:a xlink:href="http://bit.ly/1q4gW4L" xlink:type="simple">http://bit.ly/1q4gW4L</text:a></text:p>
          </table:table-cell>
          <table:table-cell table:number-columns-repeated="1015"/>
        </table:table-row>
        <table:table-row table:style-name="ro2">
          <table:table-cell office:value-type="string">
            <text:p>LeftPillarStair5N</text:p>
          </table:table-cell>
          <table:table-cell office:value-type="float" office:value="2908">
            <text:p>2908</text:p>
          </table:table-cell>
          <table:table-cell office:value-type="float" office:value="336">
            <text:p>336</text:p>
          </table:table-cell>
          <table:table-cell office:value-type="string">
            <text:p>msoxl:=(B97*0.0328)</text:p>
          </table:table-cell>
          <table:table-cell office:value-type="string">
            <text:p>msoxl:=(1440-C97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LeftPillarStair5N" xlink:type="simple">http://www.cs.rit.edu/~robotlab/LeftPillarStair5N</text:a></text:p>
          </table:table-cell>
          <table:table-cell table:style-name="ce1"/>
          <table:table-cell table:style-name="ce9" office:value-type="string">
            <text:p><text:a xlink:href="http://bit.ly/1qkCYm6" xlink:type="simple">http://bit.ly/1qkCYm6</text:a></text:p>
          </table:table-cell>
          <table:table-cell table:number-columns-repeated="1015"/>
        </table:table-row>
        <table:table-row table:style-name="ro2">
          <table:table-cell office:value-type="string">
            <text:p>Stair3968</text:p>
          </table:table-cell>
          <table:table-cell office:value-type="float" office:value="468">
            <text:p>468</text:p>
          </table:table-cell>
          <table:table-cell office:value-type="float" office:value="1008">
            <text:p>1008</text:p>
          </table:table-cell>
          <table:table-cell office:value-type="string">
            <text:p>msoxl:=(B98*0.0328)</text:p>
          </table:table-cell>
          <table:table-cell office:value-type="string">
            <text:p>msoxl:=(1440-C98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Stair3968" xlink:type="simple">http://www.cs.rit.edu/~robotlab/Stair3968</text:a></text:p>
          </table:table-cell>
          <table:table-cell table:style-name="ce1"/>
          <table:table-cell table:style-name="ce9" office:value-type="string">
            <text:p><text:a xlink:href="http://bit.ly/1q4gXFQ" xlink:type="simple">http://bit.ly/1q4gXFQ</text:a></text:p>
          </table:table-cell>
          <table:table-cell table:number-columns-repeated="1015"/>
        </table:table-row>
        <table:table-row table:style-name="ro2">
          <table:table-cell office:value-type="string">
            <text:p>ShortHallETopMid</text:p>
          </table:table-cell>
          <table:table-cell office:value-type="float" office:value="2232">
            <text:p>2232</text:p>
          </table:table-cell>
          <table:table-cell office:value-type="float" office:value="474">
            <text:p>474</text:p>
          </table:table-cell>
          <table:table-cell office:value-type="string">
            <text:p>msoxl:=(B99*0.0328)</text:p>
          </table:table-cell>
          <table:table-cell office:value-type="string">
            <text:p>msoxl:=(1440-C99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ShortHallETopMid" xlink:type="simple">http://www.cs.rit.edu/~robotlab/ShortHallETopMid</text:a></text:p>
          </table:table-cell>
          <table:table-cell/>
          <table:table-cell table:style-name="ce9" office:value-type="string">
            <text:p><text:a xlink:href="http://bit.ly/1q4gW4J" xlink:type="simple">http://bit.ly/1q4gW4J</text:a></text:p>
          </table:table-cell>
          <table:table-cell table:number-columns-repeated="1015"/>
        </table:table-row>
        <table:table-row table:style-name="ro2">
          <table:table-cell office:value-type="string">
            <text:p>ShortHallWTopMid</text:p>
          </table:table-cell>
          <table:table-cell office:value-type="float" office:value="2288">
            <text:p>2288</text:p>
          </table:table-cell>
          <table:table-cell office:value-type="float" office:value="474">
            <text:p>474</text:p>
          </table:table-cell>
          <table:table-cell office:value-type="string">
            <text:p>msoxl:=(B100*0.0328)</text:p>
          </table:table-cell>
          <table:table-cell office:value-type="string">
            <text:p>msoxl:=(1440-C100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ShortHallWTopMid" xlink:type="simple">http://www.cs.rit.edu/~robotlab/ShortHallWTopMid</text:a></text:p>
          </table:table-cell>
          <table:table-cell/>
          <table:table-cell table:style-name="ce9" office:value-type="string">
            <text:p><text:a xlink:href="http://bit.ly/1q4gXFS" xlink:type="simple">http://bit.ly/1q4gXFS</text:a></text:p>
          </table:table-cell>
          <table:table-cell table:number-columns-repeated="1015"/>
        </table:table-row>
        <table:table-row table:style-name="ro2">
          <table:table-cell office:value-type="string">
            <text:p>TechArea3450WBottom</text:p>
          </table:table-cell>
          <table:table-cell office:value-type="float" office:value="2288">
            <text:p>2288</text:p>
          </table:table-cell>
          <table:table-cell office:value-type="float" office:value="940">
            <text:p>940</text:p>
          </table:table-cell>
          <table:table-cell office:value-type="string">
            <text:p>msoxl:=(B101*0.0328)</text:p>
          </table:table-cell>
          <table:table-cell office:value-type="string">
            <text:p>msoxl:=(1440-C101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TechArea3450WBottom" xlink:type="simple">http://www.cs.rit.edu/~robotlab/TechArea3450WBottom</text:a></text:p>
          </table:table-cell>
          <table:table-cell/>
          <table:table-cell table:style-name="ce9" office:value-type="string">
            <text:p><text:a xlink:href="http://bit.ly/1q4gW4S" xlink:type="simple">http://bit.ly/1q4gW4S</text:a></text:p>
          </table:table-cell>
          <table:table-cell table:number-columns-repeated="1015"/>
        </table:table-row>
        <table:table-row table:style-name="ro2">
          <table:table-cell office:value-type="string">
            <text:p>ShortHallELowerMid</text:p>
          </table:table-cell>
          <table:table-cell office:value-type="float" office:value="2232">
            <text:p>2232</text:p>
          </table:table-cell>
          <table:table-cell office:value-type="float" office:value="795">
            <text:p>795</text:p>
          </table:table-cell>
          <table:table-cell office:value-type="string">
            <text:p>msoxl:=(B102*0.0328)</text:p>
          </table:table-cell>
          <table:table-cell office:value-type="string">
            <text:p>msoxl:=(1440-C102)*0.0328</text:p>
          </table:table-cell>
          <table:table-cell office:value-type="string">
            <text:p>E</text:p>
          </table:table-cell>
          <table:table-cell table:style-name="ce6" office:value-type="string">
            <text:p><text:a xlink:href="http://www.cs.rit.edu/~robotlab/ShortHallELowerMid" xlink:type="simple">http://www.cs.rit.edu/~robotlab/ShortHallELowerMid</text:a></text:p>
          </table:table-cell>
          <table:table-cell/>
          <table:table-cell table:style-name="ce9" office:value-type="string">
            <text:p><text:a xlink:href="http://bit.ly/1qkCYm5" xlink:type="simple">http://bit.ly/1qkCYm5</text:a></text:p>
          </table:table-cell>
          <table:table-cell table:number-columns-repeated="1015"/>
        </table:table-row>
        <table:table-row table:style-name="ro2">
          <table:table-cell office:value-type="string">
            <text:p>ShortHallWLowerMid</text:p>
          </table:table-cell>
          <table:table-cell office:value-type="float" office:value="2288">
            <text:p>2288</text:p>
          </table:table-cell>
          <table:table-cell office:value-type="float" office:value="832">
            <text:p>832</text:p>
          </table:table-cell>
          <table:table-cell office:value-type="string">
            <text:p>msoxl:=(B103*0.0328)</text:p>
          </table:table-cell>
          <table:table-cell office:value-type="string">
            <text:p>msoxl:=(1440-C103)*0.0328</text:p>
          </table:table-cell>
          <table:table-cell office:value-type="string">
            <text:p>W</text:p>
          </table:table-cell>
          <table:table-cell table:style-name="ce6" office:value-type="string">
            <text:p><text:a xlink:href="http://www.cs.rit.edu/~robotlab/ShortHallWLowerMid" xlink:type="simple">http://www.cs.rit.edu/~robotlab/ShortHallWLowerMid</text:a></text:p>
          </table:table-cell>
          <table:table-cell/>
          <table:table-cell table:style-name="ce9" office:value-type="string">
            <text:p><text:a xlink:href="http://bit.ly/1q4gXFP" xlink:type="simple">http://bit.ly/1q4gXFP</text:a></text:p>
          </table:table-cell>
          <table:table-cell table:number-columns-repeated="1015"/>
        </table:table-row>
        <table:table-row table:style-name="ro2">
          <table:table-cell office:value-type="string">
            <text:p>Class3455RightMid</text:p>
          </table:table-cell>
          <table:table-cell office:value-type="float" office:value="2231">
            <text:p>2231</text:p>
          </table:table-cell>
          <table:table-cell office:value-type="float" office:value="1014">
            <text:p>1014</text:p>
          </table:table-cell>
          <table:table-cell office:value-type="string">
            <text:p>msoxl:=(B104*0.0328)</text:p>
          </table:table-cell>
          <table:table-cell office:value-type="string">
            <text:p>msoxl:=(1440-C104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55RightMid" xlink:type="simple">http://www.cs.rit.edu/~robotlab/Class3455RightMid</text:a></text:p>
          </table:table-cell>
          <table:table-cell/>
          <table:table-cell table:style-name="ce9" office:value-type="string">
            <text:p><text:a xlink:href="http://bit.ly/1q4gXFM" xlink:type="simple">http://bit.ly/1q4gXFM</text:a></text:p>
          </table:table-cell>
          <table:table-cell table:number-columns-repeated="1015"/>
        </table:table-row>
        <table:table-row table:style-name="ro2">
          <table:table-cell office:value-type="string">
            <text:p>TechArea3450SMid</text:p>
          </table:table-cell>
          <table:table-cell office:value-type="float" office:value="2437">
            <text:p>2437</text:p>
          </table:table-cell>
          <table:table-cell office:value-type="float" office:value="948">
            <text:p>948</text:p>
          </table:table-cell>
          <table:table-cell office:value-type="string">
            <text:p>msoxl:=(B105*0.0328)</text:p>
          </table:table-cell>
          <table:table-cell office:value-type="string">
            <text:p>msoxl:=(1440-C105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TechArea3450SMid" xlink:type="simple">http://www.cs.rit.edu/~robotlab/TechArea3450SMid</text:a></text:p>
          </table:table-cell>
          <table:table-cell/>
          <table:table-cell table:style-name="ce9" office:value-type="string">
            <text:p><text:a xlink:href="http://bit.ly/1qkCYm4" xlink:type="simple">http://bit.ly/1qkCYm4</text:a></text:p>
          </table:table-cell>
          <table:table-cell table:number-columns-repeated="1015"/>
        </table:table-row>
        <table:table-row table:style-name="ro2">
          <table:table-cell office:value-type="string">
            <text:p>Class3445NMid</text:p>
          </table:table-cell>
          <table:table-cell office:value-type="float" office:value="2437">
            <text:p>2437</text:p>
          </table:table-cell>
          <table:table-cell office:value-type="float" office:value="1014">
            <text:p>1014</text:p>
          </table:table-cell>
          <table:table-cell office:value-type="string">
            <text:p>msoxl:=(B106*0.0328)</text:p>
          </table:table-cell>
          <table:table-cell office:value-type="string">
            <text:p>msoxl:=(1440-C106)*0.0328</text:p>
          </table:table-cell>
          <table:table-cell office:value-type="string">
            <text:p>N</text:p>
          </table:table-cell>
          <table:table-cell table:style-name="ce6" office:value-type="string">
            <text:p><text:a xlink:href="http://www.cs.rit.edu/~robotlab/Class3445NMid" xlink:type="simple">http://www.cs.rit.edu/~robotlab/Class3445NMid</text:a></text:p>
          </table:table-cell>
          <table:table-cell/>
          <table:table-cell table:style-name="ce9" office:value-type="string">
            <text:p><text:a xlink:href="http://bit.ly/1q4gW4Q" xlink:type="simple">http://bit.ly/1q4gW4Q</text:a></text:p>
          </table:table-cell>
          <table:table-cell table:number-columns-repeated="1015"/>
        </table:table-row>
        <table:table-row table:style-name="ro2">
          <table:table-cell office:value-type="string">
            <text:p>DSL3600SMid</text:p>
          </table:table-cell>
          <table:table-cell office:value-type="float" office:value="2137">
            <text:p>2137</text:p>
          </table:table-cell>
          <table:table-cell office:value-type="float" office:value="941">
            <text:p>941</text:p>
          </table:table-cell>
          <table:table-cell office:value-type="string">
            <text:p>msoxl:=(B107*0.0328)</text:p>
          </table:table-cell>
          <table:table-cell office:value-type="string">
            <text:p>msoxl:=(1440-C107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DSL3600SMid" xlink:type="simple">http://www.cs.rit.edu/~robotlab/DSL3600SMid</text:a></text:p>
          </table:table-cell>
          <table:table-cell/>
          <table:table-cell table:style-name="ce9" office:value-type="string">
            <text:p><text:a xlink:href="http://bit.ly/1q4gW4H" xlink:type="simple">http://bit.ly/1q4gW4H</text:a></text:p>
          </table:table-cell>
          <table:table-cell table:number-columns-repeated="1015"/>
        </table:table-row>
        <table:table-row table:style-name="ro2">
          <table:table-cell office:value-type="string">
            <text:p>ICL5Mid6</text:p>
          </table:table-cell>
          <table:table-cell office:value-type="float" office:value="1540">
            <text:p>1540</text:p>
          </table:table-cell>
          <table:table-cell office:value-type="float" office:value="947">
            <text:p>947</text:p>
          </table:table-cell>
          <table:table-cell office:value-type="string">
            <text:p>msoxl:=(B108*0.0328)</text:p>
          </table:table-cell>
          <table:table-cell office:value-type="string">
            <text:p>msoxl:=(1440-C108)*0.0328</text:p>
          </table:table-cell>
          <table:table-cell office:value-type="string">
            <text:p>S</text:p>
          </table:table-cell>
          <table:table-cell table:style-name="ce6" office:value-type="string">
            <text:p><text:a xlink:href="http://www.cs.rit.edu/~robotlab/ICL5Mid6" xlink:type="simple">http://www.cs.rit.edu/~robotlab/ICL5Mid6</text:a></text:p>
          </table:table-cell>
          <table:table-cell/>
          <table:table-cell table:style-name="ce9" office:value-type="string">
            <text:p><text:a xlink:href="http://bit.ly/1q4gW4F" xlink:type="simple">http://bit.ly/1q4gW4F</text:a>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 table:style-name="ce4"/>
          <table:table-cell table:style-name="Default" table:number-columns-repeated="3"/>
          <table:table-cell table:number-columns-repeated="1015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4-06-16T15:50:34</meta:creation-date>
    <meta:editing-cycles>2</meta:editing-cycles>
    <meta:editing-duration>PT2M36S</meta:editing-duration>
    <dc:date>2014-06-16T16:26:04</dc:date>
    <dc:creator>EVAN KLEI</dc:creator>
    <meta:document-statistic meta:table-count="1" meta:cell-count="932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